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3cm" style:rel-column-width="29281*"/>
    </style:style>
    <style:style style:name="Table1.B" style:family="table-column">
      <style:table-column-properties style:column-width="2.3cm" style:rel-column-width="9065*"/>
    </style:style>
    <style:style style:name="Table1.E" style:family="table-column">
      <style:table-column-properties style:column-width="2.298cm" style:rel-column-width="9059*"/>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none"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A4" style:family="table-cell">
      <style:table-cell-properties style:vertical-align="bottom" fo:padding="0cm" fo:border-left="0.018cm solid #000000" fo:border-right="none" fo:border-top="none" fo:border-bottom="0.018cm solid #000000" style:writing-mode="lr-tb"/>
    </style:style>
    <style:style style:name="Table1.E4" style:family="table-cell">
      <style:table-cell-properties style:vertical-align="bottom" fo:padding="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9" style:family="paragraph" style:parent-style-name="Standard">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1"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2"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 par personne.</text:p>
      <text:p text:style-name="P17"/>
      <text:p text:style-name="P17">Pour obtenir chacun une telle contribution, <text:span text:style-name="T7">vous devez remplir la requête figurant au verso et nous la remettre dans les plus brefs délais, avec vos certificats d'assurance-maladie obligatoire des soins de l'année %=RELATIV1=%</text:span>.</text:p>
      <text:p text:style-name="P17"/>
      <text:p text:style-name="P17">%#include AM_SIGNATURES#%</text:p>
      <text:p text:style-name="P36"><text:span text:style-name="T6">Requête</text:span><text:span text:style-name="T5"> en vue de l'obtention d'une réduction des primes dans l'assurance-maladie</text:span></text:p>
      <text:p text:style-name="P31"/>
      <text:p text:style-name="P18">(Loi cantonale portant introduction de la loi fédérale sur l'assurance-maladie du 20 décembre 1996)</text:p>
      <text:p text:style-name="P31"/>
      <table:table table:name="Table1" table:style-name="Table1">
        <table:table-column table:style-name="Table1.A"/>
        <table:table-column table:style-name="Table1.B" table:number-columns-repeated="3"/>
        <table:table-column table:style-name="Table1.E"/>
        <table:table-row table:style-name="Table1.1">
          <table:table-cell table:style-name="Table1.A1" table:number-columns-spanned="2" office:value-type="string">
            <text:p text:style-name="P26"/>
          </table:table-cell>
          <table:covered-table-cell/>
          <table:table-cell table:style-name="Table1.C1" table:number-columns-spanned="3" office:value-type="string">
            <text:p text:style-name="P30">A remplir par notre institution</text:p>
          </table:table-cell>
          <table:covered-table-cell/>
          <table:covered-table-cell/>
        </table:table-row>
        <table:table-row table:style-name="Table1.2">
          <table:table-cell table:style-name="Table1.A2" office:value-type="string">
            <text:p text:style-name="P29">Nom et prénom</text:p>
          </table:table-cell>
          <table:table-cell table:style-name="Table1.A2" office:value-type="string">
            <text:p text:style-name="P28">Date de</text:p>
            <text:p text:style-name="P27">naissance</text:p>
            <text:p text:style-name="P27">JJ/MM/AA</text:p>
          </table:table-cell>
          <table:table-cell table:style-name="Table1.A2" office:value-type="string">
            <text:p text:style-name="P28">Début de</text:p>
            <text:p text:style-name="P27">l'assurance</text:p>
            <text:p text:style-name="P27">mois/année</text:p>
          </table:table-cell>
          <table:table-cell table:style-name="Table1.A2" office:value-type="string">
            <text:p text:style-name="P28">Fin de</text:p>
            <text:p text:style-name="P27">l'assurance</text:p>
            <text:p text:style-name="P27">mois/année</text:p>
          </table:table-cell>
          <table:table-cell table:style-name="Table1.C1" office:value-type="string">
            <text:p text:style-name="P28">Subside alloué en</text:p>
            <text:p text:style-name="P27">%=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C3" office:value-type="string">
            <text:p text:style-name="P33"><text:tab/></text:p>
          </table:table-cell>
          <table:table-cell table:style-name="Table1.C3" office:value-type="string">
            <text:p text:style-name="P33"><text:tab/></text:p>
          </table:table-cell>
          <table:table-cell table:style-name="Table1.E3" office:value-type="string">
            <text:p text:style-name="P33"><text:tab/></text:p>
          </table:table-cell>
        </table:table-row>
        <table:table-row table:style-name="Table1.3">
          <table:table-cell table:style-name="Table1.A4" office:value-type="string">
            <text:p text:style-name="P32"><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E4"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3</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5T07:56:54.69</dc:date>
    <meta:print-date>2003-09-10T06:53:00</meta:print-date>
    <meta:editing-cycles>130</meta:editing-cycles>
    <meta:editing-duration>PT7H51M47S</meta:editing-duration>
    <meta:document-statistic meta:table-count="1" meta:image-count="2" meta:object-count="0" meta:page-count="2" meta:paragraph-count="62" meta:word-count="384" meta:character-count="275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